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</office:automatic-styles>
  <office:body>
    <office:text text:use-soft-page-breaks="true">
      <text:p text:style-name="P1">DE MARI Corentin</text:p>
      <text:p text:style-name="Standard">7<text:s/>lotissement<text:s/>le Jonquier</text:p>
      <text:p text:style-name="Standard">Avenue Fernand GONNET</text:p>
      <text:p text:style-name="Standard">84850<text:s/>Camaret<text:s/>sur aigues</text:p>
      <text:p text:style-name="Standard">06.32.34.57.15</text:p>
      <text:p text:style-name="Standard"><text:a xlink:href="mailto:demari.corentin@gmail.com" office:target-frame-name="_top" xlink:show="replace"><text:span text:style-name="Lienhypertexte">demari.corentin@gmail.com</text:span></text:a></text:p>
      <text:p text:style-name="Standard"><text:a xlink:href="https://cv.zothic.fr" office:target-frame-name="_top" xlink:show="replace"><text:span text:style-name="Lienhypertexte">https://cv.zothic.fr</text:span></text:a><text:s/></text:p>
      <text:p text:style-name="Standard"/>
      <text:p text:style-name="Standard"><text:tab/><text:tab/><text:tab/><text:tab/><text:tab/><text:tab/><text:tab/><text:tab/>Capgemini</text:p>
      <text:p text:style-name="Standard"><text:tab/><text:tab/><text:tab/><text:tab/><text:tab/><text:tab/><text:tab/><text:tab/>M. MEYNIER Thomas</text:p>
      <text:p text:style-name="Standard"/>
      <text:p text:style-name="Standard"/>
      <text:p text:style-name="Standard"/>
      <text:p text:style-name="Standard"/>
      <text:p text:style-name="P2">Objet : Contrat<text:s/>à temps plein<text:s/>pour<text:s/>ingénieur développement logiciel H/F</text:p>
      <text:p text:style-name="Standard"/>
      <text:p text:style-name="Standard"/>
      <text:p text:style-name="Standard">Monsieur,</text:p>
      <text:p text:style-name="Standard"/>
      <text:p text:style-name="P3"><text:s/><text:tab/>Portant un<text:s/>grand intérêt à votre entreprise et à ses réalisations, et dans le cadre de la<text:s/>continuité<text:s/>de mes études d’Ingénieur Logiciel de la Société Numérique en partenariat avec le Centre<text:s/>d’Enseignement<text:s/>et de<text:s/>Recherche en Informatique.</text:p>
      <text:p text:style-name="P4"/>
      <text:p text:style-name="P5"><text:tab/>Je me<text:s/>permets<text:s/>de solliciter<text:s/>votre entreprise<text:s/>au sein de laquelle je<text:s/>souhaiterai<text:s/>continuer à en apprendre encore plus dans mon domaine suite à mon diplôme d’ingénieur.</text:p>
      <text:p text:style-name="P6"/>
      <text:p text:style-name="P7"><text:tab/>J’ai<text:s/>choisi la voie<text:s/>du développement<text:s/>car il s’agit du moyen le plus efficace de pouvoir concrétiser de<text:s/>réels projets, de développer mes compétences, d’acquérir un<text:s/>savoir-faire<text:s/>et<text:s/>de l’expérience.</text:p>
      <text:p text:style-name="P8"/>
      <text:p text:style-name="P9"><text:tab/>Spécialisé<text:s/>dans l’ingénierie<text:s/>Logiciel de la Société Numérique, je suis particulièrement intéressé par le développement d’application logicielles et par le développement web. J’utilise ces technologies (Visual Studio Pro,<text:s/>Eclipse, Android Studio, DEV C++, Editeur de texte, ...) et les langages de développement<text:s/>tel que<text:s/>(C#, .NET,<text:s/>JAVA, C++, LaTeX, SQL,<text:s/>Angular, React, …). Ce<text:s/>qui me permettrais de participer aux projets informatiques en cours<text:s/>et au nouveau que nous mettrons en place.</text:p>
      <text:p text:style-name="P10"/>
      <text:p text:style-name="P11"><text:tab/>Espérant que mes attentes<text:s/>puissent<text:s/>coïncider avec vos besoins, je serais ravi, lors d’un entretien, de vous fournir toutes informations complémentaires et ainsi de vous démontrer toute<text:s/>ma motivation d’intégrer un groupe comme le<text:s/>vôtre.</text:p>
      <text:p text:style-name="P12"/>
      <text:p text:style-name="P13"><text:tab/>Je vous remercie par avance de l’attention que vous porterez à ma demande et reste à votre entière disposition,</text:p>
      <text:p text:style-name="P14"><text:tab/></text:p>
      <text:p text:style-name="P15"><text:tab/><text:s/>Je vous prie<text:s/>Monsieur, de bien vouloir agréer mes sincères salutations.</text:p>
      <text:p text:style-name="Standard"/>
      <text:p text:style-name="Standard"/>
      <text:p text:style-name="Standard"/>
      <text:p text:style-name="Standard"><text:tab/><text:tab/><text:tab/><text:tab/><text:tab/><text:tab/><text:tab/><text:tab/>DE MARI Corentin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orentin</meta:initial-creator>
    <dc:creator>Zothic- Psy_cko</dc:creator>
    <meta:creation-date>2021-10-28T15:18:00Z</meta:creation-date>
    <dc:date>2021-10-28T15:18:00Z</dc:date>
    <meta:template xlink:href="Normal.dotm" xlink:type="simple"/>
    <meta:editing-cycles>2</meta:editing-cycles>
    <meta:editing-duration>PT60S</meta:editing-duration>
    <meta:document-statistic meta:page-count="1" meta:paragraph-count="3" meta:word-count="296" meta:character-count="1923" meta:row-count="13" meta:non-whitespace-character-count="1630"/>
  </office:meta>
</office:document-meta>
</file>